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Gothic" svg:font-family="IPAGothic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 Pゴシック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IPAGothic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0.999cm" svg:height="8.999cm" svg:x="-1.999cm" svg:y="3.5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" draw:text-style-name="P2" draw:layer="layout" svg:x1="13.4cm" svg:y1="3.5cm" svg:x2="13.4cm" svg:y2="19.5cm">
          <text:p/>
        </draw:line>
        <draw:line draw:style-name="gr2" draw:text-style-name="P2" draw:layer="layout" svg:x1="1.2cm" svg:y1="11.551cm" svg:x2="25.2cm" svg:y2="11.55cm">
          <text:p/>
        </draw:line>
        <draw:frame draw:style-name="gr3" draw:text-style-name="P3" draw:layer="layout" svg:width="1.5cm" svg:height="1.673cm" svg:x="12cm" svg:y="11.6cm">
          <draw:text-box>
            <text:p><text:span text:style-name="T1">0</text:span></text:p>
          </draw:text-box>
        </draw:frame>
        <draw:frame draw:style-name="gr4" draw:text-style-name="P4" draw:layer="layout" svg:width="5cm" svg:height="1.276cm" svg:x="25.5cm" svg:y="11cm">
          <draw:text-box>
            <text:p><text:span text:style-name="T2">w [rad/</text:span><text:span text:style-name="T2">秒</text:span><text:span text:style-name="T2">]</text:span></text:p>
          </draw:text-box>
        </draw:frame>
        <draw:frame draw:style-name="gr5" draw:text-style-name="P3" draw:layer="layout" svg:width="7cm" svg:height="2cm" svg:x="11.5cm" svg:y="2cm">
          <draw:text-box>
            <text:p><text:span text:style-name="T3">|F(w)|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Gothic" svg:font-family="IPAGothic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 Pゴシック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 Pゴシック" style:font-size-asian="24pt" style:language-asian="ja" style:country-asian="JP" style:font-name-complex="Takao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 Pゴシック" style:font-family-asian="'Takao Pゴシック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10-05T14:51:51</meta:creation-date>
    <dc:date>2020-07-18T18:51:45.985442669</dc:date>
    <meta:editing-duration>PT14M7S</meta:editing-duration>
    <meta:editing-cycles>22</meta:editing-cycles>
    <meta:generator>LibreOffice/6.4.4.2$Linux_X86_64 LibreOffice_project/40$Build-2</meta:generator>
    <meta:document-statistic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5" style:family="chart">
      <style:graphic-properties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31cm" svg:height="9cm" xlink:href="." xlink:type="simple" chart:class="chart:scatter" chart:style-name="ch1">
        <chart:plot-area chart:style-name="ch2" chart:data-source-has-labels="both" svg:x="0.62cm" svg:y="0.18cm" svg:width="29.76cm" svg:height="8.64cm">
          <chartooo:coordinate-region svg:x="0.62cm" svg:y="0.18cm" svg:width="29.76cm" svg:height="8.64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3"/>
          <chart:series chart:style-name="ch4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0.164474456577155">
                <text:p>0.164474456577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0.197898699083615">
                <text:p>0.197898699083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0.235746076555863">
                <text:p>0.235746076555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0.278037300453194">
                <text:p>0.278037300453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0.324652467358349">
                <text:p>0.324652467358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0.375311098851399">
                <text:p>0.375311098851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0.429557358210739">
                <text:p>0.429557358210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0.486752255959971">
                <text:p>0.486752255959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0.546074426639709">
                <text:p>0.546074426639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0.666976810858473">
                <text:p>0.666976810858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00000000000002">
                <text:p>-0.800000000000002</text:p>
              </table:table-cell>
              <table:table-cell office:value-type="float" office:value="0.72614903707369">
                <text:p>0.72614903707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00000000000002">
                <text:p>-0.700000000000002</text:p>
              </table:table-cell>
              <table:table-cell office:value-type="float" office:value="0.782704538241867">
                <text:p>0.782704538241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00000000000002">
                <text:p>-0.600000000000002</text:p>
              </table:table-cell>
              <table:table-cell office:value-type="float" office:value="0.835270211411271">
                <text:p>0.835270211411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0.882496902584595">
                <text:p>0.882496902584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00000000000002">
                <text:p>-0.400000000000002</text:p>
              </table:table-cell>
              <table:table-cell office:value-type="float" office:value="0.923116346386635">
                <text:p>0.923116346386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00000000000002">
                <text:p>-0.300000000000002</text:p>
              </table:table-cell>
              <table:table-cell office:value-type="float" office:value="0.955997481833099">
                <text:p>0.955997481833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00000000000002">
                <text:p>-0.200000000000002</text:p>
              </table:table-cell>
              <table:table-cell office:value-type="float" office:value="0.980198673306755">
                <text:p>0.980198673306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0.995012479192682">
                <text:p>0.995012479192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0.995012479192683">
                <text:p>0.995012479192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0.980198673306756">
                <text:p>0.980198673306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955997481833101">
                <text:p>0.955997481833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923116346386637">
                <text:p>0.923116346386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9999999999996">
                <text:p>0.499999999999996</text:p>
              </table:table-cell>
              <table:table-cell office:value-type="float" office:value="0.882496902584597">
                <text:p>0.882496902584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835270211411274">
                <text:p>0.835270211411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0.78270453824187">
                <text:p>0.78270453824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9999999999996">
                <text:p>0.799999999999996</text:p>
              </table:table-cell>
              <table:table-cell office:value-type="float" office:value="0.726149037073693">
                <text:p>0.726149037073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9999999999996">
                <text:p>0.899999999999996</text:p>
              </table:table-cell>
              <table:table-cell office:value-type="float" office:value="0.666976810858477">
                <text:p>0.666976810858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0.606530659712636">
                <text:p>0.606530659712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0.546074426639712">
                <text:p>0.5460744266397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0.486752255959974">
                <text:p>0.486752255959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0.429557358210742">
                <text:p>0.429557358210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0.375311098851402">
                <text:p>0.375311098851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0.324652467358352">
                <text:p>0.324652467358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0.278037300453196">
                <text:p>0.278037300453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0.235746076555866">
                <text:p>0.235746076555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0.197898699083617">
                <text:p>0.197898699083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0.164474456577156">
                <text:p>0.164474456577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135335283236614">
                <text:p>0.1353352832366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